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WEEK 4 — PERSONAL REFLECTIONS</text:h>
      <text:p text:style-name="Horizontal_20_Line"/>
      <text:h text:style-name="Heading_20_3" text:outline-level="3"><text:span text:style-name="Strong_20_Emphasis">Day 1 — God’s Person: Father, Son, Spirit</text:span></text:h>
      <text:p text:style-name="Text_20_body"><text:span text:style-name="Strong_20_Emphasis">Reflection Question:</text:span><text:line-break/>How can I live today knowing that God is not far but close as Father, Son, and Spirit?</text:p>
      <text:p text:style-name="Text_20_body"><text:span text:style-name="Strong_20_Emphasis">Reinforce Verse:</text:span><text:line-break/><text:span text:style-name="Strong_20_Emphasis">Matthew 28:20 (NLV):</text:span> “Be sure of this: I am with you always, even to the end of the world.”</text:p>
      <text:p text:style-name="Horizontal_20_Line"/>
      <text:h text:style-name="Heading_20_3" text:outline-level="3"><text:span text:style-name="Strong_20_Emphasis">Day 2 — God’s Attributes: Life, Love, Light</text:span></text:h>
      <text:p text:style-name="Text_20_body"><text:span text:style-name="Strong_20_Emphasis">Reflection Question:</text:span><text:line-break/>Where do I need God’s life, love, or light to shine in my daily walk right now?</text:p>
      <text:p text:style-name="Text_20_body"><text:span text:style-name="Strong_20_Emphasis">Reinforce Verse:</text:span><text:line-break/><text:span text:style-name="Strong_20_Emphasis">1 John 1:7 (NLV):</text:span> “If we live in the light as He is in the light, we have fellowship with each other. The blood of Jesus Christ makes our lives clean from all sin.”</text:p>
      <text:p text:style-name="Horizontal_20_Line"/>
      <text:h text:style-name="Heading_20_3" text:outline-level="3"><text:span text:style-name="Strong_20_Emphasis">Day 3 — God’s Holiness and Righteousness</text:span></text:h>
      <text:p text:style-name="Text_20_body"><text:span text:style-name="Strong_20_Emphasis">Reflection Question:</text:span><text:line-break/>What area of my life is God shaping with His holiness, and how can I rest in His righteousness when I fail?</text:p>
      <text:p text:style-name="Text_20_body"><text:span text:style-name="Strong_20_Emphasis">Reinforce Verse:</text:span><text:line-break/><text:span text:style-name="Strong_20_Emphasis">1 John 1:9 (NLV):</text:span> “If we tell Him our sins, He is faithful and right to forgive us our sins and to make us clean from all wrong.”</text:p>
      <text:p text:style-name="Horizontal_20_Line"/>
      <text:h text:style-name="Heading_20_3" text:outline-level="3"><text:span text:style-name="Strong_20_Emphasis">Day 4 — God’s Economy: His Plan to Give Himself</text:span></text:h>
      <text:p text:style-name="Text_20_body"><text:span text:style-name="Strong_20_Emphasis">Reflection Question:</text:span><text:line-break/>Do I see God’s plan not just as blessings but as Him giving Himself to me daily?</text:p>
      <text:p text:style-name="Text_20_body"><text:span text:style-name="Strong_20_Emphasis">Reinforce Verse:</text:span><text:line-break/><text:span text:style-name="Strong_20_Emphasis">Ephesians 1:3 (NLV):</text:span> “Thanks be to the God and Father of our Lord Jesus Christ, Who has given us every spiritual blessing in the heavenly places.”</text:p>
      <text:p text:style-name="Horizontal_20_Line"/>
      <text:h text:style-name="Heading_20_3" text:outline-level="3"><text:span text:style-name="Strong_20_Emphasis">Day 5 — From the Father, In the Son</text:span></text:h>
      <text:p text:style-name="Text_20_body"><text:span text:style-name="Strong_20_Emphasis">Reflection Question:</text:span><text:line-break/>How does seeing Jesus help me understand and trust the Father more?</text:p>
      <text:p text:style-name="Text_20_body"><text:soft-page-break/><text:span text:style-name="Strong_20_Emphasis">Reinforce Verse:</text:span><text:line-break/><text:span text:style-name="Strong_20_Emphasis">John 14:9 (NLV):</text:span> Jesus said, “He who has seen Me has seen the Father.”</text:p>
      <text:p text:style-name="Horizontal_20_Line"/>
      <text:h text:style-name="Heading_20_3" text:outline-level="3"><text:span text:style-name="Strong_20_Emphasis">Day 6 — Through the Spirit</text:span></text:h>
      <text:p text:style-name="Text_20_body"><text:span text:style-name="Strong_20_Emphasis">Reflection Question:</text:span><text:line-break/>Am I allowing the Spirit to be my daily “all-in-one dose” of God’s life, peace, and power?</text:p>
      <text:p text:style-name="Text_20_body"><text:span text:style-name="Strong_20_Emphasis">Reinforce Verse:</text:span><text:line-break/><text:span text:style-name="Strong_20_Emphasis">Galatians 5:25 (NLV):</text:span> “If we live by the Holy Spirit, let us also walk by the Holy Spirit.”</text:p>
      <text:p text:style-name="Horizontal_20_Line"/>
      <text:h text:style-name="Heading_20_3" text:outline-level="3"><text:span text:style-name="Strong_20_Emphasis">Day 7 — Review and Reinforcement</text:span></text:h>
      <text:p text:style-name="Text_20_body"><text:span text:style-name="Strong_20_Emphasis">Reflection Question:</text:span><text:line-break/>Looking back over the week, which truth about the Triune God (life, love, light, holiness, righteousness, economy, Spirit) has touched me most, and how will I live it out?</text:p>
      <text:p text:style-name="Text_20_body"><text:span text:style-name="Strong_20_Emphasis">Reinforce Verse:</text:span><text:line-break/><text:span text:style-name="Strong_20_Emphasis">2 Corinthians 13:14 (NLV):</text:span> “May you have loving-favor from the Lord Jesus Christ. May you have the love of God. May you have the fellowship of the Holy Spirit.”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16:11:30.648000000</meta:creation-date>
    <dc:date>2025-09-20T16:11:56.696000000</dc:date>
    <meta:editing-duration>PT26S</meta:editing-duration>
    <meta:editing-cycles>1</meta:editing-cycles>
    <meta:document-statistic meta:table-count="0" meta:image-count="0" meta:object-count="0" meta:page-count="2" meta:paragraph-count="22" meta:word-count="379" meta:character-count="2090" meta:non-whitespace-character-count="1725"/>
    <meta:generator>EasyOffice/7.6.2.1.0$Windows_X86_64 LibreOffice_project/0bc4d647150f05f02b71ccb5539a4012b57f1faf</meta:generator>
  </office:meta>
</office:document-meta>
</file>